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ificacion</text:p>
      <text:p text:style-name="Standard"/>
      <text:p text:style-name="Standard">En primer lugar se realizó un análisis de la solución a desarrollar, para identificar las diferentes organizaciones de datos a implementar y definir la función que cumpliría cada una de ellas dentro del sistema Booquerio.</text:p>
      <text:p text:style-name="Standard">A continuación se diseño un esquema de capas en alto nivel, definiendo modulos o “pseudo-clases” que integrarían la funcionalidad de aplicación coordinando y ejecutando el trabajo de las organizaciones de datos identificadas. Esto se realizó en base a un esquema de capas de Interfaz de usuario, capa de negocio, y capa de acceso a datos. Los modulos o “pseudo clases” requerirían una posterior definición mas detallada a medida que avanzara el desarrollo. Para ir hechando luz sobre este diseño de alto nivel, se ejercitaron <text:s/>casos de uso para los diferentes modulos, los cuales permitieron una mayor comprension del comportamiento de las organizaciones de datos a implementar y la funcionalidad requerida para las clases que coordinarían su trabajo dentro del sistema.</text:p>
      <text:p text:style-name="Standard"/>
      <text:p text:style-name="Standard">Posteriormente se inició la programación de las organizaciones de Arbol B+ y Hashing extensible, y de los archivos de bloques y registros variables, que eran las clases mejor definidas mediante el contenido visto en las clases teóricas y el enunciado del trabajo práctico. Mientras, continuaba el proceso recursivo de definición de las demás clases.</text:p>
      <text:p text:style-name="Standard"/>
      <text:p text:style-name="Standard">Con una primera version piloto de las organizaciones de datos, y en paralelo con las pruebas y debugg de las mismas, se inició la programación de las clases de capas superiores coordinadoras y ejecutoras de la funcionalidad de aplicación.</text:p>
      <text:p text:style-name="Standard"/>
      <text:p text:style-name="Standard">Luego de concluir la programación de todas las clases definidas, se realizó la etapa de integración para obtener el primer piloto del sistema Booquerio.</text:p>
      <text:p text:style-name="Standard"/>
      <text:p text:style-name="Standard">Finalmente una vez funcionando el piloto, se realizaron diversas y extensas pruebas detectandose numerosos buggs y comportamientos indeseados, de los cuales los más críticos fueron corregidos, y algunos que todavía existen son reportados en este informe.</text:p>
      <text:p text:style-name="Standard">A la par de las pruebas de integración se inició la elaboración de la documentación, integrando material recopilado a lo largo del desarrollo y generando el material restante.</text:p>
      <text:p text:style-name="Standard"/>
      <text:p text:style-name="Standard">A continuación se muestra una tabla general con las tareas realizadas y su asignación registrada durante el desarrollo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ymeon </meta:initial-creator>
    <meta:creation-date>2011-04-29T22:07:36</meta:creation-date>
    <dc:date>2011-05-01T16:07:40</dc:date>
    <dc:creator>Symeon </dc:creator>
    <meta:editing-duration>PT00H31M15S</meta:editing-duration>
    <meta:editing-cycles>7</meta:editing-cycles>
    <meta:generator>OpenOffice.org/3.2$Linux OpenOffice.org_project/320m12$Build-9483</meta:generator>
    <meta:document-statistic meta:table-count="0" meta:image-count="0" meta:object-count="0" meta:page-count="1" meta:paragraph-count="9" meta:word-count="357" meta:character-count="2291"/>
  </office:meta>
</office:document-meta>
</file>